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)" office:value-type="float" office:value="133100">
            <text:p>133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33600">
            <text:p>1336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506.42781195413">
            <text:p>3506.4278119541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3900">
            <text:p>3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/>
          <table:table-cell table:style-name="ce2" table:formula="of:=SUM([.B92:.F92])" office:value-type="float" office:value="20300">
            <text:p>20300</text:p>
          </table:table-cell>
          <table:table-cell table:formula="of:=SUM([.B111:.F111])" office:value-type="float" office:value="1049.73684210526">
            <text:p>1049.7368421053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049.73684210526">
            <text:p>1049.7368421053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1:.F111])" office:value-type="float" office:value="739.210526315789">
            <text:p>739.2105263158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049.73684210526">
            <text:p>1049.7368421053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049.73684210526">
            <text:p>1049.7368421053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049.73684210526">
            <text:p>1049.7368421053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049.73684210526">
            <text:p>1049.7368421053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049.73684210526">
            <text:p>1049.736842105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 table:number-columns-repeated="2"/>
          <table:table-cell table:number-columns-repeated="2" office:value-type="string">
            <text:p>-Marine</text:p>
          </table:table-cell>
          <table:table-cell/>
          <table:table-cell office:value-type="string">
            <text:p>+Arus</text:p>
          </table:table-cell>
          <table:table-cell/>
          <table:table-cell table:formula="of:=SUM([.C111];[.E111];[.F111])" office:value-type="float" office:value="665.526315789474">
            <text:p>665.526315789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739.210526315789">
            <text:p>739.2105263158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 table:number-columns-repeated="3"/>
          <table:table-cell table:formula="of:=SUM([.D111];[.F111])" office:value-type="float" office:value="384.210526315789">
            <text:p>384.2105263158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table:number-columns-repeated="2"/>
          <table:table-cell table:formula="of:=SUM([.C111:.F111])" office:value-type="float" office:value="1049.73684210526">
            <text:p>1049.7368421053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049.73684210526">
            <text:p>1049.736842105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049.73684210526">
            <text:p>1049.7368421053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049.73684210526">
            <text:p>1049.736842105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92]/14" office:value-type="float" office:value="0">
            <text:p>0</text:p>
          </table:table-cell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20" office:value-type="float" office:value="355">
            <text:p>355</text:p>
          </table:table-cell>
          <table:table-cell table:formula="of:=[.F92]/22" office:value-type="float" office:value="0">
            <text:p>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049.73684210526">
            <text:p>1049.736842105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049.73684210526">
            <text:p>1049.736842105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049.73684210526">
            <text:p>1049.736842105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E111])" office:value-type="float" office:value="665.526315789474">
            <text:p>665.5263157895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049.73684210526">
            <text:p>1049.736842105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049.73684210526">
            <text:p>1049.736842105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111])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92:.H119])" office:value-type="float" office:value="20300">
            <text:p>203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3/31/2016</text:date>, <text:time>10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31T10:59:20</dc:date>
    <meta:editing-duration>P5DT19H51M28S</meta:editing-duration>
    <meta:editing-cycles>2129</meta:editing-cycles>
    <meta:generator>OpenOffice/4.1.1$Unix OpenOffice.org_project/411m6$Build-9775</meta:generator>
    <dc:creator>Hasmik Dabaghyan</dc:creator>
    <meta:document-statistic meta:table-count="12" meta:cell-count="5142" meta:object-count="0"/>
  </office:meta>
</office:document-meta>
</file>